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1.251cm" fo:margin-right="0cm" fo:text-indent="0cm" style:auto-text-indent="false"/>
    </style:style>
    <style:style style:name="P2" style:family="paragraph" style:parent-style-name="li1b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This is a title via a style</text:h>
      <text:p text:style-name="Text_20_body">Text body</text:p>
      <text:h text:style-name="Heading_20_2" text:outline-level="2">h2</text:h>
      <text:p text:style-name="p-test">p-test1</text:p>
      <text:p text:style-name="p-test2">p-test2</text:p>
      <text:p text:style-name="p-test2"/>
      <text:h text:style-name="Heading_20_2" text:outline-level="2">h2</text:h>
      <text:list xml:id="list17525145531" text:style-name="L1">
        <text:list-item>
          <text:p text:style-name="P2">li1b</text:p>
        </text:list-item>
        <text:list-item>
          <text:p text:style-name="P2">li1b</text:p>
        </text:list-item>
      </text:list>
      <text:p text:style-name="Text_20_body">Text body</text:p>
      <text:p text:style-name="P1">Text body</text:p>
      <text:h text:style-name="Heading_20_3" text:outline-level="3">h3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1" text:outline-level="1">h1</text:h>
            <text:h text:style-name="Heading_20_2" text:outline-level="2">h2</text:h>
          </table:table-cell>
          <table:table-cell table:style-name="Table1.B1" office:value-type="string">
            <text:h text:style-name="Heading_20_3" text:outline-level="3">h3</text:h>
          </table:table-cell>
        </table:table-row>
        <table:table-row>
          <table:table-cell table:style-name="Table1.A2" office:value-type="string">
            <text:p text:style-name="Table_20_Contents">Table Contents</text:p>
          </table:table-cell>
          <table:table-cell table:style-name="Table1.B2" office:value-type="string">
            <text:p text:style-name="Table_20_Contents">Table Contents</text:p>
          </table:table-cell>
        </table:table-row>
      </table:table>
      <text:p text:style-name="Text_20_body"/>
      <text:h text:style-name="Heading_20_3" text:outline-level="3">H3</text:h>
      <text:p text:style-name="Text_20_body">Text body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h1-Slide" text:outline-level="1">h1-Slide</text:h>
          </table:table-cell>
        </table:table-row>
      </table:table>
      <text:p text:style-name="Text_20_body">Text bod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-test" style:family="paragraph" style:parent-style-name="Text_20_body"/>
    <style:style style:name="p-test2" style:family="paragraph" style:parent-style-name="Text_20_body"/>
    <style:style style:name="li1b" style:family="paragraph" style:parent-style-name="Text_20_body"/>
    <style:style style:name="h1-Slide" style:family="paragraph" style:parent-style-name="Heading_20_1" style:default-outline-level="" style:list-style-name=""/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t </meta:initial-creator>
    <meta:creation-date>2013-05-06T19:20:10</meta:creation-date>
    <dc:date>2013-05-07T00:23:34</dc:date>
    <dc:creator>pt </dc:creator>
    <meta:editing-duration>PT3H2M35S</meta:editing-duration>
    <meta:editing-cycles>4</meta:editing-cycles>
    <meta:generator>LibreOffice/3.5$Linux_x86 LibreOffice_project/350m1$Build-2</meta:generator>
    <meta:document-statistic meta:table-count="2" meta:image-count="0" meta:object-count="0" meta:page-count="1" meta:paragraph-count="20" meta:word-count="35" meta:character-count="146" meta:non-whitespace-character-count="133"/>
  </office:meta>
</office:document-meta>
</file>